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The Missing Comma:** <text:s/></text:p>
      <text:p text:style-name="Standard">Sarah rushed through her email, eager to send it off before the deadline. "Let's eat, Grandma!" she typed quickly, forgetting one crucial comma. Without it, the message read, "Let's eat Grandma!" Sarah's grandmother was confused, to say the least. A tiny punctuation mark had completely changed the meaning of her message.</text:p>
      <text:p text:style-name="Standard"/>
      <text:p text:style-name="Standard">**2. The Forgotten Period:** <text:s/></text:p>
      <text:p text:style-name="Standard">Tom was writing his final paper late at night, too tired to notice the missing period at the end of a long sentence. When his teacher read it, the sentence seemed never-ending, causing her to lose track of his argument. That tiny dot, often overlooked, made a big difference in the clarity of his work.</text:p>
      <text:p text:style-name="Standard"/>
      <text:p text:style-name="Standard">**3. The Exclamation Point Dilemma:** <text:s/></text:p>
      <text:p text:style-name="Standard">Emma loved using exclamation points in her texts. "I’m so excited!" "Can’t wait to see you!" Everything seemed more enthusiastic with a burst of punctuation. But one day, she sent a serious message about a project deadline with too many exclamations. Her boss mistook her urgency for sarcasm, and the conversation took an awkward turn.</text:p>
      <text:p text:style-name="Standard"/>
      <text:p text:style-name="Standard">**4. The Overlooked Apostrophe:** <text:s/></text:p>
      <text:p text:style-name="Standard">Jake wrote a sign for the school bake sale, "Cookies for Sale: Get yours while theyre fresh!" He forgot the apostrophe in "they're," making the sentence look sloppy. A simple mistake, but it made a big difference in how people perceived his attention to detail. The cookies were delicious, but the sign? Not so much.</text:p>
      <text:p text:style-name="Standard"/>
      <text:p text:style-name="Standard">**5. The Question Mark Confusion:** <text:s/></text:p>
      <text:p text:style-name="Standard">Lila asked her friend if they were meeting at 5, but she accidentally left out the question mark. "We're meeting at 5," she wrote. Her friend thought it was a statement, not a question, and assumed plans were set. Miscommunication ensued, leading to a missed meeting and a lesson learned about the importance of a simple punctuation ma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8T19:37:06.813196690</meta:creation-date>
    <dc:date>2024-08-08T19:37:23.022692309</dc:date>
    <meta:editing-duration>PT17S</meta:editing-duration>
    <meta:editing-cycles>1</meta:editing-cycles>
    <meta:document-statistic meta:table-count="0" meta:image-count="0" meta:object-count="0" meta:page-count="1" meta:paragraph-count="10" meta:word-count="296" meta:character-count="1781" meta:non-whitespace-character-count="1485"/>
    <meta:generator>LibreOffice/24.2.4.2$Linux_X86_64 LibreOffice_project/420$Build-2</meta:generator>
  </office:meta>
</office:document-meta>
</file>